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>
            <text:p>J4 Pin</text:p>
          </table:table-cell>
          <table:table-cell table:style-name="ce1" office:value-type="string">
            <text:p>GPIO</text:p>
          </table:table-cell>
          <table:table-cell table:style-name="ce1" office:value-type="string">
            <text:p>DB25 Pin</text:p>
          </table:table-cell>
          <table:table-cell table:style-name="ce1" office:value-type="string">
            <text:p>Pin</text:p>
          </table:table-cell>
          <table:table-cell table:style-name="ce1" office:value-type="string">
            <text:p>GPIOAMSE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Notes</text:p>
          </table:table-cell>
          <table:table-cell table:number-columns-repeated="1011"/>
        </table:table-row>
        <table:table-row table:style-name="ro1">
          <table:table-cell office:value-type="float" office:value="1.01">
            <text:p>1.01</text:p>
          </table:table-cell>
          <table:table-cell table:style-name="ce3" office:value-type="string">
            <text:p>3.3 V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float" office:value="3.01">
            <text:p>3.01</text:p>
          </table:table-cell>
          <table:table-cell table:style-name="ce3" office:value-type="string">
            <text:p>5 V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float" office:value="2.01">
            <text:p>2.01</text:p>
          </table:table-cell>
          <table:table-cell table:style-name="ce3" office:value-type="string">
            <text:p>GND</text:p>
          </table:table-cell>
          <table:table-cell table:style-name="ce3" office:value-type="string">
            <text:p>18,19,20</text:p>
          </table:table-cell>
          <table:table-cell table:number-columns-repeated="1021"/>
        </table:table-row>
        <table:table-row table:style-name="ro1">
          <table:table-cell office:value-type="float" office:value="3.02">
            <text:p>3.02</text:p>
          </table:table-cell>
          <table:table-cell table:style-name="ce3" office:value-type="string">
            <text:p>GND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float" office:value="2.1">
            <text:p>2.1</text:p>
          </table:table-cell>
          <table:table-cell office:value-type="string">
            <text:p>PA2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string">
            <text:p>–</text:p>
          </table:table-cell>
          <table:table-cell office:value-type="string">
            <text:p>SSI0Clk</text:p>
          </table:table-cell>
          <table:table-cell table:number-columns-repeated="5" office:value-type="string">
            <text:p>–</text:p>
          </table:table-cell>
          <table:table-cell office:value-type="string">
            <text:p>SPI</text:p>
          </table:table-cell>
          <table:table-cell table:number-columns-repeated="1011"/>
        </table:table-row>
        <table:table-row table:style-name="ro1">
          <table:table-cell office:value-type="float" office:value="2.09">
            <text:p>2.09</text:p>
          </table:table-cell>
          <table:table-cell office:value-type="string">
            <text:p>PA3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string">
            <text:p>–</text:p>
          </table:table-cell>
          <table:table-cell office:value-type="string">
            <text:p>SSI0Fss</text:p>
          </table:table-cell>
          <table:table-cell table:number-columns-repeated="5" office:value-type="string">
            <text:p>–</text:p>
          </table:table-cell>
          <table:table-cell office:value-type="string">
            <text:p>SPI</text:p>
          </table:table-cell>
          <table:table-cell table:number-columns-repeated="1011"/>
        </table:table-row>
        <table:table-row table:style-name="ro1">
          <table:table-cell office:value-type="float" office:value="2.08">
            <text:p>2.08</text:p>
          </table:table-cell>
          <table:table-cell office:value-type="string">
            <text:p>PA4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string">
            <text:p>–</text:p>
          </table:table-cell>
          <table:table-cell office:value-type="string">
            <text:p>SSI0Rx</text:p>
          </table:table-cell>
          <table:table-cell table:number-columns-repeated="5" office:value-type="string">
            <text:p>–</text:p>
          </table:table-cell>
          <table:table-cell office:value-type="string">
            <text:p>SPI</text:p>
          </table:table-cell>
          <table:table-cell table:number-columns-repeated="1011"/>
        </table:table-row>
        <table:table-row table:style-name="ro1">
          <table:table-cell office:value-type="float" office:value="1.08">
            <text:p>1.08</text:p>
          </table:table-cell>
          <table:table-cell office:value-type="string">
            <text:p>PA5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string">
            <text:p>–</text:p>
          </table:table-cell>
          <table:table-cell office:value-type="string">
            <text:p>SSI0Tx</text:p>
          </table:table-cell>
          <table:table-cell table:number-columns-repeated="5" office:value-type="string">
            <text:p>–</text:p>
          </table:table-cell>
          <table:table-cell office:value-type="string">
            <text:p>SPI</text:p>
          </table:table-cell>
          <table:table-cell table:number-columns-repeated="1011"/>
        </table:table-row>
        <table:table-row table:style-name="ro1">
          <table:table-cell office:value-type="float" office:value="1.09">
            <text:p>1.09</text:p>
          </table:table-cell>
          <table:table-cell office:value-type="string">
            <text:p>PA6</text:p>
          </table:table-cell>
          <table:table-cell/>
          <table:table-cell office:value-type="float" office:value="23">
            <text:p>23</text:p>
          </table:table-cell>
          <table:table-cell table:number-columns-repeated="3" office:value-type="string">
            <text:p>–</text:p>
          </table:table-cell>
          <table:table-cell office:value-type="string">
            <text:p>I2C1SCL</text:p>
          </table:table-cell>
          <table:table-cell table:number-columns-repeated="4" office:value-type="string">
            <text:p>–</text:p>
          </table:table-cell>
          <table:table-cell office:value-type="string">
            <text:p>I2C</text:p>
          </table:table-cell>
          <table:table-cell table:number-columns-repeated="1011"/>
        </table:table-row>
        <table:table-row table:style-name="ro1">
          <table:table-cell office:value-type="float" office:value="1.1">
            <text:p>1.1</text:p>
          </table:table-cell>
          <table:table-cell office:value-type="string">
            <text:p>PA7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string">
            <text:p>–</text:p>
          </table:table-cell>
          <table:table-cell office:value-type="string">
            <text:p>I2C1SDA</text:p>
          </table:table-cell>
          <table:table-cell table:number-columns-repeated="4" office:value-type="string">
            <text:p>–</text:p>
          </table:table-cell>
          <table:table-cell office:value-type="string">
            <text:p>I2C</text:p>
          </table:table-cell>
          <table:table-cell table:number-columns-repeated="1011"/>
        </table:table-row>
        <table:table-row table:style-name="ro1">
          <table:table-cell office:value-type="float" office:value="1.03">
            <text:p>1.03</text:p>
          </table:table-cell>
          <table:table-cell office:value-type="string">
            <text:p>PB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–</text:p>
          </table:table-cell>
          <table:table-cell office:value-type="string">
            <text:p>U1Rx</text:p>
          </table:table-cell>
          <table:table-cell table:number-columns-repeated="2" office:value-type="string">
            <text:p>–</text:p>
          </table:table-cell>
          <table:table-cell office:value-type="string">
            <text:p>T2CCP0</text:p>
          </table:table-cell>
          <table:table-cell table:number-columns-repeated="3" office:value-type="string">
            <text:p>–</text:p>
          </table:table-cell>
          <table:table-cell office:value-type="string">
            <text:p>Step En</text:p>
          </table:table-cell>
          <table:table-cell table:number-columns-repeated="1011"/>
        </table:table-row>
        <table:table-row table:style-name="ro1">
          <table:table-cell office:value-type="float" office:value="1.04">
            <text:p>1.04</text:p>
          </table:table-cell>
          <table:table-cell office:value-type="string">
            <text:p>PB1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–</text:p>
          </table:table-cell>
          <table:table-cell office:value-type="string">
            <text:p>U1Tx</text:p>
          </table:table-cell>
          <table:table-cell table:number-columns-repeated="2" office:value-type="string">
            <text:p>–</text:p>
          </table:table-cell>
          <table:table-cell office:value-type="string">
            <text:p>T2CCP1</text:p>
          </table:table-cell>
          <table:table-cell table:number-columns-repeated="3" office:value-type="string">
            <text:p>–</text:p>
          </table:table-cell>
          <table:table-cell office:value-type="string">
            <text:p>Laser En</text:p>
          </table:table-cell>
          <table:table-cell table:number-columns-repeated="1011"/>
        </table:table-row>
        <table:table-row table:style-name="ro1">
          <table:table-cell office:value-type="float" office:value="2.02">
            <text:p>2.02</text:p>
          </table:table-cell>
          <table:table-cell office:value-type="string">
            <text:p>PB2</text:p>
          </table:table-cell>
          <table:table-cell/>
          <table:table-cell office:value-type="float" office:value="47">
            <text:p>47</text:p>
          </table:table-cell>
          <table:table-cell table:number-columns-repeated="3" office:value-type="string">
            <text:p>–</text:p>
          </table:table-cell>
          <table:table-cell office:value-type="string">
            <text:p>I2C0SCL</text:p>
          </table:table-cell>
          <table:table-cell office:value-type="string">
            <text:p>T3CCP0</text:p>
          </table:table-cell>
          <table:table-cell table:number-columns-repeated="3" office:value-type="string">
            <text:p>–</text:p>
          </table:table-cell>
          <table:table-cell office:value-type="string">
            <text:p>Green LED</text:p>
          </table:table-cell>
          <table:table-cell table:number-columns-repeated="1011"/>
        </table:table-row>
        <table:table-row table:style-name="ro2">
          <table:table-cell office:value-type="float" office:value="4.03">
            <text:p>4.03</text:p>
          </table:table-cell>
          <table:table-cell office:value-type="string">
            <text:p>PB3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–</text:p>
          </table:table-cell>
          <table:table-cell office:value-type="string">
            <text:p>I2C0SDA</text:p>
          </table:table-cell>
          <table:table-cell office:value-type="string">
            <text:p>T3CCP1</text:p>
          </table:table-cell>
          <table:table-cell table:number-columns-repeated="5"/>
          <table:table-cell office:value-type="string">
            <text:p>X Dir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office:value-type="float" office:value="1.07">
            <text:p>1.07</text:p>
          </table:table-cell>
          <table:table-cell office:value-type="string">
            <text:p>PB4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string">
            <text:p>AIN10</text:p>
          </table:table-cell>
          <table:table-cell office:value-type="string">
            <text:p>–</text:p>
          </table:table-cell>
          <table:table-cell office:value-type="string">
            <text:p>SSI2Clk</text:p>
          </table:table-cell>
          <table:table-cell office:value-type="string">
            <text:p>–</text:p>
          </table:table-cell>
          <table:table-cell office:value-type="string">
            <text:p>T1CCP0</text:p>
          </table:table-cell>
          <table:table-cell office:value-type="string">
            <text:p>CAN0Rx</text:p>
          </table:table-cell>
          <table:table-cell table:number-columns-repeated="2" office:value-type="string">
            <text:p>–</text:p>
          </table:table-cell>
          <table:table-cell office:value-type="string">
            <text:p>Y Dir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office:value-type="float" office:value="1.02">
            <text:p>1.02</text:p>
          </table:table-cell>
          <table:table-cell office:value-type="string">
            <text:p>PB5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string">
            <text:p>AIN11</text:p>
          </table:table-cell>
          <table:table-cell office:value-type="string">
            <text:p>–</text:p>
          </table:table-cell>
          <table:table-cell office:value-type="string">
            <text:p>SSI2Fss</text:p>
          </table:table-cell>
          <table:table-cell office:value-type="string">
            <text:p>–</text:p>
          </table:table-cell>
          <table:table-cell office:value-type="string">
            <text:p>T1CCP1</text:p>
          </table:table-cell>
          <table:table-cell office:value-type="string">
            <text:p>CAN0Tx</text:p>
          </table:table-cell>
          <table:table-cell table:number-columns-repeated="2" office:value-type="string">
            <text:p>–</text:p>
          </table:table-cell>
          <table:table-cell office:value-type="string">
            <text:p>Z Dir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float" office:value="2.07">
            <text:p>2.07</text:p>
          </table:table-cell>
          <table:table-cell office:value-type="string">
            <text:p>PB6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string">
            <text:p>–</text:p>
          </table:table-cell>
          <table:table-cell office:value-type="string">
            <text:p>SSI2Rx</text:p>
          </table:table-cell>
          <table:table-cell office:value-type="string">
            <text:p>–</text:p>
          </table:table-cell>
          <table:table-cell office:value-type="string">
            <text:p>T0CCP0</text:p>
          </table:table-cell>
          <table:table-cell table:number-columns-repeated="3" office:value-type="string">
            <text:p>–</text:p>
          </table:table-cell>
          <table:table-cell office:value-type="string">
            <text:p>Tied to PD0, Laser PWM</text:p>
          </table:table-cell>
          <table:table-cell table:number-columns-repeated="1011"/>
        </table:table-row>
        <table:table-row table:style-name="ro3">
          <table:table-cell office:value-type="float" office:value="2.06">
            <text:p>2.06</text:p>
          </table:table-cell>
          <table:table-cell office:value-type="string">
            <text:p>PB7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–</text:p>
          </table:table-cell>
          <table:table-cell office:value-type="string">
            <text:p>SSI2Tx</text:p>
          </table:table-cell>
          <table:table-cell office:value-type="string">
            <text:p>–</text:p>
          </table:table-cell>
          <table:table-cell office:value-type="string">
            <text:p>T0CCP1</text:p>
          </table:table-cell>
          <table:table-cell table:number-columns-repeated="3" office:value-type="string">
            <text:p>–</text:p>
          </table:table-cell>
          <table:table-cell office:value-type="string">
            <text:p>Tied to PD1, Aux PWM</text:p>
          </table:table-cell>
          <table:table-cell table:number-columns-repeated="1011"/>
        </table:table-row>
        <table:table-row table:style-name="ro1">
          <table:table-cell office:value-type="float" office:value="4.04">
            <text:p>4.04</text:p>
          </table:table-cell>
          <table:table-cell office:value-type="string">
            <text:p>PC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C1–</text:p>
          </table:table-cell>
          <table:table-cell office:value-type="string">
            <text:p>U4Rx</text:p>
          </table:table-cell>
          <table:table-cell office:value-type="string">
            <text:p>U1Rx</text:p>
          </table:table-cell>
          <table:table-cell office:value-type="string">
            <text:p>WT0CCP0</text:p>
          </table:table-cell>
          <table:table-cell office:value-type="string">
            <text:p>U1RTS</text:p>
          </table:table-cell>
          <table:table-cell table:number-columns-repeated="3"/>
          <table:table-cell office:value-type="string">
            <text:p>Y Limit</text:p>
          </table:table-cell>
          <table:table-cell table:number-columns-repeated="1011"/>
        </table:table-row>
        <table:table-row table:style-name="ro1">
          <table:table-cell office:value-type="float" office:value="4.05">
            <text:p>4.05</text:p>
          </table:table-cell>
          <table:table-cell office:value-type="string">
            <text:p>PC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C1+</text:p>
          </table:table-cell>
          <table:table-cell office:value-type="string">
            <text:p>U4Tx</text:p>
          </table:table-cell>
          <table:table-cell office:value-type="string">
            <text:p>U1Tx</text:p>
          </table:table-cell>
          <table:table-cell office:value-type="string">
            <text:p>WT0CCP1</text:p>
          </table:table-cell>
          <table:table-cell office:value-type="string">
            <text:p>U1CTS</text:p>
          </table:table-cell>
          <table:table-cell table:number-columns-repeated="3"/>
          <table:table-cell office:value-type="string">
            <text:p>X Limit</text:p>
          </table:table-cell>
          <table:table-cell table:number-columns-repeated="1011"/>
        </table:table-row>
        <table:table-row table:style-name="ro1">
          <table:table-cell office:value-type="float" office:value="4.06">
            <text:p>4.06</text:p>
          </table:table-cell>
          <table:table-cell office:value-type="string">
            <text:p>PC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C0+</text:p>
          </table:table-cell>
          <table:table-cell office:value-type="string">
            <text:p>U3Rx</text:p>
          </table:table-cell>
          <table:table-cell office:value-type="string">
            <text:p>WT1CCP0</text:p>
          </table:table-cell>
          <table:table-cell table:number-columns-repeated="5"/>
          <table:table-cell office:value-type="string">
            <text:p>Z Limit</text:p>
          </table:table-cell>
          <table:table-cell table:number-columns-repeated="1011"/>
        </table:table-row>
        <table:table-row table:style-name="ro1">
          <table:table-cell office:value-type="float" office:value="4.07">
            <text:p>4.07</text:p>
          </table:table-cell>
          <table:table-cell office:value-type="string">
            <text:p>PC7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C0–</text:p>
          </table:table-cell>
          <table:table-cell office:value-type="string">
            <text:p>U3Tx</text:p>
          </table:table-cell>
          <table:table-cell office:value-type="string">
            <text:p>WT1CCP1</text:p>
          </table:table-cell>
          <table:table-cell table:number-columns-repeated="5"/>
          <table:table-cell office:value-type="string">
            <text:p>E Limit</text:p>
          </table:table-cell>
          <table:table-cell table:number-columns-repeated="1011"/>
        </table:table-row>
        <table:table-row table:style-name="ro1">
          <table:table-cell office:value-type="float" office:value="3.03">
            <text:p>3.03</text:p>
          </table:table-cell>
          <table:table-cell office:value-type="string">
            <text:p>PD0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AIN7</text:p>
          </table:table-cell>
          <table:table-cell office:value-type="string">
            <text:p>SSI3Clk</text:p>
          </table:table-cell>
          <table:table-cell office:value-type="string">
            <text:p>SSI1Clk</text:p>
          </table:table-cell>
          <table:table-cell office:value-type="string">
            <text:p>I2C3SCL</text:p>
          </table:table-cell>
          <table:table-cell office:value-type="string">
            <text:p>WT2CCP0</text:p>
          </table:table-cell>
          <table:table-cell table:number-columns-repeated="3" office:value-type="string">
            <text:p>–</text:p>
          </table:table-cell>
          <table:table-cell office:value-type="string">
            <text:p>Tied to PB6</text:p>
          </table:table-cell>
          <table:table-cell table:number-columns-repeated="1011"/>
        </table:table-row>
        <table:table-row table:style-name="ro1">
          <table:table-cell office:value-type="float" office:value="3.04">
            <text:p>3.04</text:p>
          </table:table-cell>
          <table:table-cell office:value-type="string">
            <text:p>PD1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AIN6</text:p>
          </table:table-cell>
          <table:table-cell office:value-type="string">
            <text:p>SSI3Fss</text:p>
          </table:table-cell>
          <table:table-cell office:value-type="string">
            <text:p>SSI1Fss</text:p>
          </table:table-cell>
          <table:table-cell office:value-type="string">
            <text:p>I2C3SDA</text:p>
          </table:table-cell>
          <table:table-cell office:value-type="string">
            <text:p>WT2CCP1</text:p>
          </table:table-cell>
          <table:table-cell table:number-columns-repeated="3" office:value-type="string">
            <text:p>–</text:p>
          </table:table-cell>
          <table:table-cell office:value-type="string">
            <text:p>Tied to PB7</text:p>
          </table:table-cell>
          <table:table-cell table:number-columns-repeated="1011"/>
        </table:table-row>
        <table:table-row table:style-name="ro1">
          <table:table-cell office:value-type="float" office:value="3.05">
            <text:p>3.05</text:p>
          </table:table-cell>
          <table:table-cell office:value-type="string">
            <text:p>PD2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string">
            <text:p>AIN5</text:p>
          </table:table-cell>
          <table:table-cell office:value-type="string">
            <text:p>SSI3Rx</text:p>
          </table:table-cell>
          <table:table-cell office:value-type="string">
            <text:p>SSI1Rx</text:p>
          </table:table-cell>
          <table:table-cell office:value-type="string">
            <text:p>–</text:p>
          </table:table-cell>
          <table:table-cell office:value-type="string">
            <text:p>WT3CCP0</text:p>
          </table:table-cell>
          <table:table-cell table:number-columns-repeated="3" office:value-type="string">
            <text:p>–</text:p>
          </table:table-cell>
          <table:table-cell office:value-type="string">
            <text:p>Air Assist</text:p>
          </table:table-cell>
          <table:table-cell table:number-columns-repeated="1011"/>
        </table:table-row>
        <table:table-row table:style-name="ro1">
          <table:table-cell office:value-type="float" office:value="3.06">
            <text:p>3.06</text:p>
          </table:table-cell>
          <table:table-cell office:value-type="string">
            <text:p>PD3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AIN4</text:p>
          </table:table-cell>
          <table:table-cell office:value-type="string">
            <text:p>SSI3Tx</text:p>
          </table:table-cell>
          <table:table-cell office:value-type="string">
            <text:p>SSI1Tx</text:p>
          </table:table-cell>
          <table:table-cell office:value-type="string">
            <text:p>–</text:p>
          </table:table-cell>
          <table:table-cell office:value-type="string">
            <text:p>WT3CCP1</text:p>
          </table:table-cell>
          <table:table-cell table:number-columns-repeated="3" office:value-type="string">
            <text:p>–</text:p>
          </table:table-cell>
          <table:table-cell office:value-type="string">
            <text:p>Joy-Y</text:p>
          </table:table-cell>
          <table:table-cell table:number-columns-repeated="1011"/>
        </table:table-row>
        <table:table-row table:style-name="ro2">
          <table:table-cell office:value-type="float" office:value="4.08">
            <text:p>4.08</text:p>
          </table:table-cell>
          <table:table-cell office:value-type="string">
            <text:p>PD6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–</text:p>
          </table:table-cell>
          <table:table-cell office:value-type="string">
            <text:p>U2Rx</text:p>
          </table:table-cell>
          <table:table-cell office:value-type="string">
            <text:p>WT5CCP0</text:p>
          </table:table-cell>
          <table:table-cell table:number-columns-repeated="5"/>
          <table:table-cell office:value-type="string">
            <text:p>Crosshair (AUX1)</text:p>
          </table:table-cell>
          <table:table-cell table:number-columns-repeated="1011"/>
        </table:table-row>
        <table:table-row table:style-name="ro1">
          <table:table-cell office:value-type="float" office:value="4.09">
            <text:p>4.09</text:p>
          </table:table-cell>
          <table:table-cell office:value-type="string">
            <text:p>PD7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–</text:p>
          </table:table-cell>
          <table:table-cell office:value-type="string">
            <text:p>U2Tx</text:p>
          </table:table-cell>
          <table:table-cell office:value-type="string">
            <text:p>WT5CCP1</text:p>
          </table:table-cell>
          <table:table-cell office:value-type="string">
            <text:p>NMI</text:p>
          </table:table-cell>
          <table:table-cell table:number-columns-repeated="4"/>
          <table:table-cell office:value-type="string">
            <text:p>In Use</text:p>
          </table:table-cell>
          <table:table-cell table:number-columns-repeated="1011"/>
        </table:table-row>
        <table:table-row table:style-name="ro1">
          <table:table-cell office:value-type="float" office:value="2.03">
            <text:p>2.03</text:p>
          </table:table-cell>
          <table:table-cell office:value-type="string">
            <text:p>PE0</text:p>
          </table:table-cell>
          <table:table-cell/>
          <table:table-cell office:value-type="float" office:value="9">
            <text:p>9</text:p>
          </table:table-cell>
          <table:table-cell office:value-type="string">
            <text:p>AIN3</text:p>
          </table:table-cell>
          <table:table-cell office:value-type="string">
            <text:p>U7Rx</text:p>
          </table:table-cell>
          <table:table-cell table:number-columns-repeated="6" office:value-type="string">
            <text:p>–</text:p>
          </table:table-cell>
          <table:table-cell table:style-name="Default" office:value-type="string">
            <text:p>Joy-X</text:p>
          </table:table-cell>
          <table:table-cell table:number-columns-repeated="1011"/>
        </table:table-row>
        <table:table-row table:style-name="ro1">
          <table:table-cell office:value-type="float" office:value="3.07">
            <text:p>3.07</text:p>
          </table:table-cell>
          <table:table-cell office:value-type="string">
            <text:p>PE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AIN2</text:p>
          </table:table-cell>
          <table:table-cell office:value-type="string">
            <text:p>U7Tx</text:p>
          </table:table-cell>
          <table:table-cell table:number-columns-repeated="6" office:value-type="string">
            <text:p>–</text:p>
          </table:table-cell>
          <table:table-cell office:value-type="string">
            <text:p>Door</text:p>
          </table:table-cell>
          <table:table-cell table:number-columns-repeated="1011"/>
        </table:table-row>
        <table:table-row table:style-name="ro1">
          <table:table-cell office:value-type="float" office:value="3.08">
            <text:p>3.08</text:p>
          </table:table-cell>
          <table:table-cell office:value-type="string">
            <text:p>PE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IN1</text:p>
          </table:table-cell>
          <table:table-cell table:number-columns-repeated="7" office:value-type="string">
            <text:p>–</text:p>
          </table:table-cell>
          <table:table-cell office:value-type="string">
            <text:p>X Step</text:p>
          </table:table-cell>
          <table:table-cell table:number-columns-repeated="1011"/>
        </table:table-row>
        <table:table-row table:style-name="ro1">
          <table:table-cell office:value-type="float" office:value="3.09">
            <text:p>3.09</text:p>
          </table:table-cell>
          <table:table-cell office:value-type="string">
            <text:p>PE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AIN0</text:p>
          </table:table-cell>
          <table:table-cell table:number-columns-repeated="7" office:value-type="string">
            <text:p>–</text:p>
          </table:table-cell>
          <table:table-cell office:value-type="string">
            <text:p>Y Step</text:p>
          </table:table-cell>
          <table:table-cell table:number-columns-repeated="1011"/>
        </table:table-row>
        <table:table-row table:style-name="ro1">
          <table:table-cell office:value-type="float" office:value="1.05">
            <text:p>1.05</text:p>
          </table:table-cell>
          <table:table-cell office:value-type="string">
            <text:p>PE4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string">
            <text:p>AIN9</text:p>
          </table:table-cell>
          <table:table-cell office:value-type="string">
            <text:p>U5Rx</text:p>
          </table:table-cell>
          <table:table-cell office:value-type="string">
            <text:p>–</text:p>
          </table:table-cell>
          <table:table-cell office:value-type="string">
            <text:p>I2C2SCL</text:p>
          </table:table-cell>
          <table:table-cell office:value-type="string">
            <text:p>–</text:p>
          </table:table-cell>
          <table:table-cell office:value-type="string">
            <text:p>CAN0Rx</text:p>
          </table:table-cell>
          <table:table-cell table:number-columns-repeated="2" office:value-type="string">
            <text:p>–</text:p>
          </table:table-cell>
          <table:table-cell office:value-type="string">
            <text:p>Z Step</text:p>
          </table:table-cell>
          <table:table-cell table:number-columns-repeated="1011"/>
        </table:table-row>
        <table:table-row table:style-name="ro3">
          <table:table-cell office:value-type="float" office:value="1.06">
            <text:p>1.06</text:p>
          </table:table-cell>
          <table:table-cell office:value-type="string">
            <text:p>PE5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AIN8</text:p>
          </table:table-cell>
          <table:table-cell office:value-type="string">
            <text:p>U5Tx</text:p>
          </table:table-cell>
          <table:table-cell office:value-type="string">
            <text:p>–</text:p>
          </table:table-cell>
          <table:table-cell office:value-type="string">
            <text:p>I2C2SDA</text:p>
          </table:table-cell>
          <table:table-cell office:value-type="string">
            <text:p>–</text:p>
          </table:table-cell>
          <table:table-cell office:value-type="string">
            <text:p>CAN0Tx</text:p>
          </table:table-cell>
          <table:table-cell table:number-columns-repeated="2" office:value-type="string">
            <text:p>–</text:p>
          </table:table-cell>
          <table:table-cell office:value-type="string">
            <text:p>uWire</text:p>
          </table:table-cell>
          <table:table-cell table:number-columns-repeated="1011"/>
        </table:table-row>
        <table:table-row table:style-name="ro2">
          <table:table-cell office:value-type="float" office:value="2.04">
            <text:p>2.04</text:p>
          </table:table-cell>
          <table:table-cell office:value-type="string">
            <text:p>PF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–</text:p>
          </table:table-cell>
          <table:table-cell office:value-type="string">
            <text:p>U1RTS</text:p>
          </table:table-cell>
          <table:table-cell office:value-type="string">
            <text:p>SSI1Rx</text:p>
          </table:table-cell>
          <table:table-cell office:value-type="string">
            <text:p>CAN0Rx</text:p>
          </table:table-cell>
          <table:table-cell office:value-type="string">
            <text:p>T0CCP0</text:p>
          </table:table-cell>
          <table:table-cell office:value-type="string">
            <text:p>NMI</text:p>
          </table:table-cell>
          <table:table-cell office:value-type="string">
            <text:p>C0o</text:p>
          </table:table-cell>
          <table:table-cell office:value-type="string">
            <text:p>–</text:p>
          </table:table-cell>
          <table:table-cell office:value-type="string">
            <text:p>Joy-Btn</text:p>
          </table:table-cell>
          <table:table-cell table:number-columns-repeated="1011"/>
        </table:table-row>
        <table:table-row table:style-name="ro1">
          <table:table-cell office:value-type="float" office:value="3.1">
            <text:p>3.1</text:p>
          </table:table-cell>
          <table:table-cell office:value-type="string">
            <text:p>PF1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–</text:p>
          </table:table-cell>
          <table:table-cell office:value-type="string">
            <text:p>U1CTS</text:p>
          </table:table-cell>
          <table:table-cell office:value-type="string">
            <text:p>SSI1Tx</text:p>
          </table:table-cell>
          <table:table-cell office:value-type="string">
            <text:p>–</text:p>
          </table:table-cell>
          <table:table-cell office:value-type="string">
            <text:p>T0CCP1</text:p>
          </table:table-cell>
          <table:table-cell office:value-type="string">
            <text:p>–</text:p>
          </table:table-cell>
          <table:table-cell office:value-type="string">
            <text:p>C1o</text:p>
          </table:table-cell>
          <table:table-cell office:value-type="string">
            <text:p>TRD1</text:p>
          </table:table-cell>
          <table:table-cell office:value-type="string">
            <text:p>LED Red</text:p>
          </table:table-cell>
          <table:table-cell table:number-columns-repeated="1011"/>
        </table:table-row>
        <table:table-row table:style-name="ro1">
          <table:table-cell office:value-type="float" office:value="4.01">
            <text:p>4.01</text:p>
          </table:table-cell>
          <table:table-cell office:value-type="string">
            <text:p>PF2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–</text:p>
          </table:table-cell>
          <table:table-cell office:value-type="string">
            <text:p>SSI1Clk</text:p>
          </table:table-cell>
          <table:table-cell office:value-type="string">
            <text:p>T1CCP0</text:p>
          </table:table-cell>
          <table:table-cell office:value-type="string">
            <text:p>TRD0</text:p>
          </table:table-cell>
          <table:table-cell table:number-columns-repeated="4"/>
          <table:table-cell office:value-type="string">
            <text:p>LED Blue</text:p>
          </table:table-cell>
          <table:table-cell table:number-columns-repeated="1011"/>
        </table:table-row>
        <table:table-row table:style-name="ro1">
          <table:table-cell office:value-type="float" office:value="4.02">
            <text:p>4.02</text:p>
          </table:table-cell>
          <table:table-cell office:value-type="string">
            <text:p>PF3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–</text:p>
          </table:table-cell>
          <table:table-cell office:value-type="string">
            <text:p>SSI1Fs</text:p>
          </table:table-cell>
          <table:table-cell office:value-type="string">
            <text:p>CAN0Tx</text:p>
          </table:table-cell>
          <table:table-cell office:value-type="string">
            <text:p>T1CCP1</text:p>
          </table:table-cell>
          <table:table-cell office:value-type="string">
            <text:p>TRCLK</text:p>
          </table:table-cell>
          <table:table-cell table:number-columns-repeated="3"/>
          <table:table-cell office:value-type="string">
            <text:p>LED Green</text:p>
          </table:table-cell>
          <table:table-cell table:number-columns-repeated="1011"/>
        </table:table-row>
        <table:table-row table:style-name="ro1">
          <table:table-cell office:value-type="float" office:value="4.1">
            <text:p>4.1</text:p>
          </table:table-cell>
          <table:table-cell office:value-type="string">
            <text:p>PF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–</text:p>
          </table:table-cell>
          <table:table-cell office:value-type="string">
            <text:p>T2CCP0</text:p>
          </table:table-cell>
          <table:table-cell table:number-columns-repeated="6"/>
          <table:table-cell office:value-type="string">
            <text:p>Switch 1</text:p>
          </table:table-cell>
          <table:table-cell table:number-columns-repeated="1011"/>
        </table:table-row>
        <table:table-row table:style-name="ro1">
          <table:table-cell office:value-type="float" office:value="2.05">
            <text:p>2.05</text:p>
          </table:table-cell>
          <table:table-cell table:style-name="ce3" office:value-type="string">
            <text:p>RESET</text:p>
          </table:table-cell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Timers</text:p>
          </table:table-cell>
          <table:table-cell table:number-columns-repeated="1023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aser / Aux PWM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eppers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mperatur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oystick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4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0/00/0000</text:date>, <text:time style:data-style-name="N2" text:time-value="0000-00-00T18:10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0:03:45</meta:creation-date>
    <dc:date>2013-05-09T21:22:25</dc:date>
    <meta:editing-duration>PT1H47M12S</meta:editing-duration>
    <meta:editing-cycles>18</meta:editing-cycles>
    <meta:generator>LibreOffice/3.6$Linux_X86_64 LibreOffice_project/360m1$Build-3</meta:generator>
    <meta:document-statistic meta:table-count="1" meta:cell-count="425" meta:object-count="0"/>
  </office:meta>
</office:document-meta>
</file>